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2" style:family="paragraph" style:parent-style-name="Standard">
      <style:paragraph-properties>
        <style:tab-stops>
          <style:tab-stop style:position="1.772in"/>
          <style:tab-stop style:position="1.9689in"/>
        </style:tab-stops>
      </style:paragraph-properties>
      <style:text-properties style:font-name="Arial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3" style:family="paragraph" style:parent-style-name="Standard">
      <style:paragraph-properties>
        <style:tab-stops>
          <style:tab-stop style:position="1.772in"/>
          <style:tab-stop style:position="1.9689in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4" style:family="paragraph" style:parent-style-name="Standard">
      <style:paragraph-properties fo:line-height="100%"/>
      <style:text-properties style:font-name="Arial" fo:font-size="12pt" style:font-size-asian="12pt" style:font-name-complex="Arial1" style:font-size-complex="12pt"/>
    </style:style>
    <style:style style:name="P5" style:family="paragraph" style:parent-style-name="Standard">
      <style:paragraph-properties>
        <style:tab-stops>
          <style:tab-stop style:position="1.772in"/>
          <style:tab-stop style:position="1.9689in"/>
        </style:tab-stops>
      </style:paragraph-properties>
    </style:style>
    <style:style style:name="P6" style:family="paragraph" style:parent-style-name="Standard">
      <style:paragraph-properties fo:margin-top="0in" fo:margin-bottom="0.0835in" loext:contextual-spacing="false" fo:line-height="100%">
        <style:tab-stops>
          <style:tab-stop style:position="1.772in"/>
          <style:tab-stop style:position="1.9689in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7" style:family="paragraph" style:parent-style-name="Standard">
      <style:paragraph-properties fo:margin-top="0in" fo:margin-bottom="0.0835in" loext:contextual-spacing="false" fo:line-height="100%">
        <style:tab-stops>
          <style:tab-stop style:position="1.772in"/>
          <style:tab-stop style:position="1.9689in"/>
        </style:tab-stops>
      </style:paragraph-properties>
    </style:style>
    <style:style style:name="P8" style:family="paragraph" style:parent-style-name="Standard">
      <style:paragraph-properties fo:margin-top="0in" fo:margin-bottom="0.0835in" loext:contextual-spacing="false" fo:line-height="100%">
        <style:tab-stops>
          <style:tab-stop style:position="1.772in"/>
          <style:tab-stop style:position="1.9689in"/>
        </style:tab-stops>
      </style:paragraph-properties>
      <style:text-properties officeooo:paragraph-rsid="000eb2ee"/>
    </style:style>
    <style:style style:name="P9" style:family="paragraph" style:parent-style-name="Standard">
      <style:paragraph-properties fo:margin-left="3.9374in" fo:margin-right="0in" fo:margin-top="0in" fo:margin-bottom="0.139in" loext:contextual-spacing="false" fo:text-indent="0in" style:auto-text-indent="false">
        <style:tab-stops>
          <style:tab-stop style:position="1.772in"/>
          <style:tab-stop style:position="1.9689in"/>
        </style:tab-stops>
      </style:paragraph-properties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officeooo:paragraph-rsid="00167c21" style:font-size-asian="16pt" style:font-weight-asian="bold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style:font-name="Arial" fo:font-size="12pt" fo:language="en" fo:country="US" style:font-size-asian="12pt" style:font-name-complex="Arial1" style:font-size-complex="12pt"/>
    </style:style>
    <style:style style:name="T4" style:family="text">
      <style:text-properties fo:color="#00000a" style:font-name="Arial" fo:font-size="11pt" fo:language="en" fo:country="US" fo:font-style="normal" fo:font-weight="normal" style:font-size-asian="11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000a" style:font-name="Arial" fo:font-size="11pt" fo:language="en" fo:country="US" fo:font-style="normal" fo:font-weight="normal" officeooo:rsid="00134196" style:font-size-asian="11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fo:color="#00000a" style:font-name="Arial" fo:font-size="11pt" fo:language="en" fo:country="US" fo:font-style="normal" fo:font-weight="normal" officeooo:rsid="0017ad97" style:font-size-asian="11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00000a" style:font-name="Arial" fo:font-size="11pt" fo:language="en" fo:country="US" fo:font-style="normal" fo:font-weight="normal" officeooo:rsid="001967d6" style:font-size-asian="11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0a" style:font-name="Arial" fo:font-size="12pt" fo:language="en" fo:country="US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URAT KETERANGAN BEBAS PUSTAKA</text:p>
      <text:p text:style-name="P1"/>
      <text:p text:style-name="P4">Saya yang bertanda tangan di bawah ini menerangkan bahwa :</text:p>
      <text:p text:style-name="P6"/>
      <text:p text:style-name="P8"><text:span text:style-name="T1">Nama<text:tab/>:<text:tab/></text:span><text:span text:style-name="T4">[b.nama;</text:span><text:span text:style-name="T6">block=tbs:</text:span><text:span text:style-name="T7">section</text:span><text:span text:style-name="T4">]</text:span></text:p>
      <text:p text:style-name="P7"><text:span text:style-name="T2">Pekerjaan<text:tab/>:<text:tab/></text:span><text:span text:style-name="T4">[b.pekerjaan]</text:span></text:p>
      <text:p text:style-name="P7"><text:span text:style-name="T2">No. Identitas<text:tab/>:<text:tab/></text:span><text:span text:style-name="T4">[b.identity],[b.identityno]</text:span></text:p>
      <text:p text:style-name="P7"><text:span text:style-name="T2">Fakultas<text:tab/>:<text:tab/></text:span><text:span text:style-name="T4">[b.fakultas]</text:span></text:p>
      <text:p text:style-name="P7"><text:span text:style-name="T2">Kelas<text:tab/>:<text:tab/></text:span><text:span text:style-name="T4">[b.kelas]</text:span></text:p>
      <text:p text:style-name="P7"><text:span text:style-name="T2">Alamat<text:tab/>:<text:tab/></text:span><text:span text:style-name="T4">[b.address]</text:span></text:p>
      <text:p text:style-name="P7"><text:span text:style-name="T2"><text:tab/><text:tab/></text:span><text:span text:style-name="T4">[b.propkab]</text:span></text:p>
      <text:p text:style-name="P2"/>
      <text:p text:style-name="P5"><text:span text:style-name="T2">Telah terbebas dari tunggakan peminjaman koleksi di </text:span><text:span text:style-name="T4">[b.nama_perpustakaan]</text:span><text:span text:style-name="T2">,</text:span><text:span text:style-name="T4">[b.lokasi_perpustakaan]</text:span><text:span text:style-name="T2"> .</text:span></text:p>
      <text:p text:style-name="P3">Demikian surat keterangan ini dibuat untuk dipergunakan sebagaimana mestinya.</text:p>
      <text:p text:style-name="P3"/>
      <text:p text:style-name="P9"><text:span text:style-name="T3"><text:s/><text:tab/><text:tab/>( </text:span><text:span text:style-name="T4">[b.now]</text:span><text:span text:style-name="T8">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d" fo:country="ID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id" fo:country="ID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id" fo:country="ID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03:57:00</meta:creation-date>
    <meta:initial-creator>aristnt</meta:initial-creator>
    <dc:language>en-US</dc:language>
    <dc:creator>finasmart </dc:creator>
    <meta:print-date>2016-01-07T04:39:00</meta:print-date>
    <dc:date>2016-04-05T20:23:01.668819641</dc:date>
    <meta:editing-cycles>102</meta:editing-cycles>
    <meta:editing-duration>PT11M19S</meta:editing-duration>
    <meta:generator>LibreOffice/4.4.3.2$Linux_X86_64 LibreOffice_project/40m0$Build-2</meta:generator>
    <meta:document-statistic meta:table-count="0" meta:image-count="0" meta:object-count="0" meta:page-count="1" meta:paragraph-count="12" meta:word-count="55" meta:character-count="452" meta:non-whitespace-character-count="40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